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.64pt"/>
    </style:style>
    <style:style style:name="co2" style:family="table-column">
      <style:table-column-properties fo:break-before="auto" style:column-width="47.25pt"/>
    </style:style>
    <style:style style:name="co3" style:family="table-column">
      <style:table-column-properties fo:break-before="auto" style:column-width="78.49pt"/>
    </style:style>
    <style:style style:name="co4" style:family="table-column">
      <style:table-column-properties fo:break-before="auto" style:column-width="4.14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34.04pt"/>
    </style:style>
    <style:style style:name="co7" style:family="table-column">
      <style:table-column-properties fo:break-before="auto" style:column-width="43.74pt"/>
    </style:style>
    <style:style style:name="co8" style:family="table-column">
      <style:table-column-properties fo:break-before="auto" style:column-width="39.6pt"/>
    </style:style>
    <style:style style:name="co9" style:family="table-column">
      <style:table-column-properties fo:break-before="auto" style:column-width="45.16pt"/>
    </style:style>
    <style:style style:name="co10" style:family="table-column">
      <style:table-column-properties fo:break-before="auto" style:column-width="38.21pt"/>
    </style:style>
    <style:style style:name="co11" style:family="table-column">
      <style:table-column-properties fo:break-before="auto" style:column-width="4.9pt"/>
    </style:style>
    <style:style style:name="co12" style:family="table-column">
      <style:table-column-properties fo:break-before="auto" style:column-width="221.56pt"/>
    </style:style>
    <style:style style:name="co13" style:family="table-column">
      <style:table-column-properties fo:break-before="auto" style:column-width="70.16pt"/>
    </style:style>
    <style:style style:name="co14" style:family="table-column">
      <style:table-column-properties fo:break-before="auto" style:column-width="3.49pt"/>
    </style:style>
    <style:style style:name="co15" style:family="table-column">
      <style:table-column-properties fo:break-before="auto" style:column-width="81.24pt"/>
    </style:style>
    <style:style style:name="co16" style:family="table-column">
      <style:table-column-properties fo:break-before="auto" style:column-width="7.6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6.75pt" fo:break-before="auto" style:use-optimal-row-height="false"/>
    </style:style>
    <style:style style:name="ro3" style:family="table-row">
      <style:table-row-properties style:row-height="6.01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3f3f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999999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b7b7b7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fo:color="#000000" style:font-style-asian="normal" style:font-weight-complex="normal" style:font-weight-asian="normal" style:font-size-complex="11pt" style:font-size-asian="11pt" style:font-name-complex="Arial" fo:text-shadow="none" style:text-position="0% 100%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" style:family="text">
      <style:text-properties style:font-name="Arial" fo:color="#000000" style:font-style-asian="normal" style:font-weight-complex="normal" style:font-weight-asian="normal" style:font-name-complex="Arial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6pt" style:font-size-asian="6pt" style:font-size-complex="6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1007" table:default-cell-style-name="Default"/>
        <table:table-row table:style-name="ro1">
          <table:table-cell table:style-name="ce1" table:number-columns-repeated="17"/>
          <table:table-cell table:number-columns-repeated="1007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X</text:span><text:span text:style-name="T2">(10)</text:span></text:p>
          </table:table-cell>
          <table:table-cell table:style-name="ce2" office:value-type="string" calcext:value-type="string">
            <text:p>2^n</text:p>
          </table:table-cell>
          <table:table-cell table:style-name="ce2"/>
          <table:table-cell table:style-name="ce2" office:value-type="string" calcext:value-type="string">
            <text:p>2-¹</text:p>
          </table:table-cell>
          <table:table-cell table:style-name="ce2" office:value-type="string" calcext:value-type="string">
            <text:p>2-²</text:p>
          </table:table-cell>
          <table:table-cell table:style-name="ce2" office:value-type="string" calcext:value-type="string">
            <text:p>2-³</text:p>
          </table:table-cell>
          <table:table-cell table:style-name="ce2" office:value-type="string" calcext:value-type="string">
            <text:p>2-⁴</text:p>
          </table:table-cell>
          <table:table-cell table:style-name="ce2" office:value-type="string" calcext:value-type="string">
            <text:p>2-⁵</text:p>
          </table:table-cell>
          <table:table-cell table:style-name="ce2" office:value-type="string" calcext:value-type="string">
            <text:p>2-⁶</text:p>
          </table:table-cell>
          <table:table-cell table:style-name="ce2" office:value-type="string" calcext:value-type="string">
            <text:p>2-⁷</text:p>
          </table:table-cell>
          <table:table-cell table:style-name="ce9"/>
          <table:table-cell table:style-name="ce2" office:value-type="string" calcext:value-type="string" table:number-columns-spanned="2" table:number-rows-spanned="1">
            <text:p>∑</text:p>
          </table:table-cell>
          <table:covered-table-cell table:style-name="ce12"/>
          <table:table-cell table:style-name="ce14"/>
          <table:table-cell table:style-name="ce2" office:value-type="string" calcext:value-type="string">
            <text:p><text:span text:style-name="T1">x</text:span><text:span text:style-name="T2">(2)</text:span>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style-name="ce3" office:value-type="float" office:value="0.75" calcext:value-type="float">
            <text:p>0.75</text:p>
          </table:table-cell>
          <table:table-cell table:style-name="ce3" table:formula="of:=DEC2BIN([.B3])" office:value-type="string" office:string-value="0" calcext:value-type="string">
            <text:p>0</text:p>
          </table:table-cell>
          <table:table-cell table:style-name="ce7"/>
          <table:table-cell table:style-name="ce3" table:formula="of:=IF(2*([.B3]-BIN2DEC([.C3]))&gt;=1; 1; 0)" office:value-type="float" office:value="1" calcext:value-type="float">
            <text:p>1</text:p>
          </table:table-cell>
          <table:table-cell table:style-name="ce3" table:formula="of:=IF(2*[.E4]&gt;=1; 1; 0)" office:value-type="float" office:value="1" calcext:value-type="float">
            <text:p>1</text:p>
          </table:table-cell>
          <table:table-cell table:style-name="ce3" table:formula="of:=IF(2*[.F4]&gt;=1; 1; 0)" office:value-type="float" office:value="0" calcext:value-type="float">
            <text:p>0</text:p>
          </table:table-cell>
          <table:table-cell table:style-name="ce3" table:formula="of:=IF(2*[.G4]&gt;=1; 1; 0)" office:value-type="float" office:value="0" calcext:value-type="float">
            <text:p>0</text:p>
          </table:table-cell>
          <table:table-cell table:style-name="ce3" table:formula="of:=IF(2*[.H4]&gt;=1; 1; 0)" office:value-type="float" office:value="0" calcext:value-type="float">
            <text:p>0</text:p>
          </table:table-cell>
          <table:table-cell table:style-name="ce3" table:formula="of:=IF(2*[.I4]&gt;=1; 1; 0)" office:value-type="float" office:value="0" calcext:value-type="float">
            <text:p>0</text:p>
          </table:table-cell>
          <table:table-cell table:style-name="ce3" table:formula="of:=IF(2*[.J4]&gt;=1; 1; 0)" office:value-type="float" office:value="0" calcext:value-type="float">
            <text:p>0</text:p>
          </table:table-cell>
          <table:table-cell table:style-name="ce10"/>
          <table:table-cell table:style-name="ce11" table:formula="of:=textjoin(&quot; &quot;; 1; IF([.C3]&gt;=1; BIN2HEX([.C3]); &quot;0&quot;); IF([.E3]=1; &quot; + 1/2-¹&quot;; &quot;&quot;); IF([.F3]=1; &quot; + 1/2-²&quot;; &quot;&quot;); IF([.G3]=1; &quot; + 1/2-³&quot;; &quot;&quot;); IF([.H3]=1; &quot;+ 1/2-⁴&quot;; &quot;&quot;); IF([.I3]=1; &quot;+ 1/2-⁵&quot;; &quot;&quot;); IF([.J3]=1; &quot;+ 1/2-⁶&quot;; &quot;&quot;); IF([.K3]=1; &quot;+ 1/2-⁷&quot;; &quot;&quot;); &quot; = &quot;)" office:value-type="string" office:string-value="" calcext:value-type="error">
            <text:p>#NAME?</text:p>
          </table:table-cell>
          <table:table-cell table:style-name="ce13" table:formula="of:=BIN2DEC([.C3]) + (pow(2;-1)*[.E3]) + (pow(2;-2)*[.F3]) + (pow(2;-3)*[.G3]) + (pow(2;-4)*[.H3]) + (pow(2;-5)*[.I3]) + (pow(2;-6)*[.J3]) + (pow(2;-7)*[.K3])" office:value-type="float" office:value="0.75" calcext:value-type="float">
            <text:p>0.75</text:p>
          </table:table-cell>
          <table:table-cell table:style-name="ce10"/>
          <table:table-cell table:style-name="ce3" table:formula="of:=textjoin(&quot;&quot;; 1; [.C3]; &quot;,&quot;; [.E3]; [.F3]; [.G3]; [.H3]; [.I3]; [.J3]; [.K3])" office:value-type="string" office:string-value="" calcext:value-type="error">
            <text:p>#NAME?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Processo de divisao (resto)</text:p>
          </table:table-cell>
          <table:covered-table-cell/>
          <table:table-cell table:style-name="ce7"/>
          <table:table-cell table:style-name="ce8" table:formula="of:=IF((2*([.B3]-BIN2DEC([.C3])))&gt;=1; 2*([.B3]-BIN2DEC([.C3]))-1; 2*([.B3]-BIN2DEC([.C3])))" office:value-type="float" office:value="0.5" calcext:value-type="float">
            <text:p>0.5</text:p>
          </table:table-cell>
          <table:table-cell table:style-name="ce8" table:formula="of:=IF(2*[.E4]&gt;=1; 2*[.E4]-1; 2*[.E4])" office:value-type="float" office:value="0" calcext:value-type="float">
            <text:p>0</text:p>
          </table:table-cell>
          <table:table-cell table:style-name="ce8" table:formula="of:=IF(2*[.F4]&gt;=1; 2*[.F4]-1; 2*[.F4])" office:value-type="float" office:value="0" calcext:value-type="float">
            <text:p>0</text:p>
          </table:table-cell>
          <table:table-cell table:style-name="ce8" table:formula="of:=IF(2*[.G4]&gt;=1; 2*[.G4]-1; 2*[.G4])" office:value-type="float" office:value="0" calcext:value-type="float">
            <text:p>0</text:p>
          </table:table-cell>
          <table:table-cell table:style-name="ce8" table:formula="of:=IF(2*[.H4]&gt;=1; 2*[.H4]-1; 2*[.H4])" office:value-type="float" office:value="0" calcext:value-type="float">
            <text:p>0</text:p>
          </table:table-cell>
          <table:table-cell table:style-name="ce8" table:formula="of:=IF(2*[.I4]&gt;=1; 2*[.I4]-1; 2*[.I4])" office:value-type="float" office:value="0" calcext:value-type="float">
            <text:p>0</text:p>
          </table:table-cell>
          <table:table-cell table:style-name="ce8" table:formula="of:=IF(2*[.J4]&gt;=1; 2*[.J4]-1; 2*[.J4])" office:value-type="float" office:value="0" calcext:value-type="float">
            <text:p>0</text:p>
          </table:table-cell>
          <table:table-cell table:style-name="ce10" table:number-columns-repeated="5"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style-name="ce3" office:value-type="float" office:value="1.375" calcext:value-type="float">
            <text:p>1.375</text:p>
          </table:table-cell>
          <table:table-cell table:style-name="ce3" table:formula="of:=DEC2BIN([.B5])" office:value-type="string" office:string-value="1" calcext:value-type="string">
            <text:p>1</text:p>
          </table:table-cell>
          <table:table-cell table:style-name="ce7"/>
          <table:table-cell table:style-name="ce3" table:formula="of:=IF(2*([.B5]-BIN2DEC([.C5]))&gt;=1; 1; 0)" office:value-type="float" office:value="0" calcext:value-type="float">
            <text:p>0</text:p>
          </table:table-cell>
          <table:table-cell table:style-name="ce3" table:formula="of:=IF(2*[.E6]&gt;=1; 1; 0)" office:value-type="float" office:value="1" calcext:value-type="float">
            <text:p>1</text:p>
          </table:table-cell>
          <table:table-cell table:style-name="ce3" table:formula="of:=IF(2*[.F6]&gt;=1; 1; 0)" office:value-type="float" office:value="1" calcext:value-type="float">
            <text:p>1</text:p>
          </table:table-cell>
          <table:table-cell table:style-name="ce3" table:formula="of:=IF(2*[.G6]&gt;=1; 1; 0)" office:value-type="float" office:value="0" calcext:value-type="float">
            <text:p>0</text:p>
          </table:table-cell>
          <table:table-cell table:style-name="ce3" table:formula="of:=IF(2*[.H6]&gt;=1; 1; 0)" office:value-type="float" office:value="0" calcext:value-type="float">
            <text:p>0</text:p>
          </table:table-cell>
          <table:table-cell table:style-name="ce3" table:formula="of:=IF(2*[.I6]&gt;=1; 1; 0)" office:value-type="float" office:value="0" calcext:value-type="float">
            <text:p>0</text:p>
          </table:table-cell>
          <table:table-cell table:style-name="ce3" table:formula="of:=IF(2*[.J6]&gt;=1; 1; 0)" office:value-type="float" office:value="0" calcext:value-type="float">
            <text:p>0</text:p>
          </table:table-cell>
          <table:table-cell table:style-name="ce10"/>
          <table:table-cell table:style-name="ce11" table:formula="of:=textjoin(&quot; &quot;; 1; IF([.C5]&gt;=1; BIN2HEX([.C5]); &quot;0&quot;); IF([.E5]=1; &quot; + 1/2-¹&quot;; &quot;&quot;); IF([.F5]=1; &quot; + 1/2-²&quot;; &quot;&quot;); IF([.G5]=1; &quot; + 1/2-³&quot;; &quot;&quot;); IF([.H5]=1; &quot;+ 1/2-⁴&quot;; &quot;&quot;); IF([.I5]=1; &quot;+ 1/2-⁵&quot;; &quot;&quot;); IF([.J5]=1; &quot;+ 1/2-⁶&quot;; &quot;&quot;); IF([.K5]=1; &quot;+ 1/2-⁷&quot;; &quot;&quot;); &quot; = &quot;)" office:value-type="string" office:string-value="" calcext:value-type="error">
            <text:p>#NAME?</text:p>
          </table:table-cell>
          <table:table-cell table:style-name="ce13" table:formula="of:=BIN2DEC([.C5]) + (pow(2;-1)*[.E5]) + (pow(2;-2)*[.F5]) + (pow(2;-3)*[.G5]) + (pow(2;-4)*[.H5]) + (pow(2;-5)*[.I5]) + (pow(2;-6)*[.J5]) + (pow(2;-7)*[.K5])" office:value-type="float" office:value="1.375" calcext:value-type="float">
            <text:p>1.375</text:p>
          </table:table-cell>
          <table:table-cell table:style-name="ce10"/>
          <table:table-cell table:style-name="ce3" table:formula="of:=textjoin(&quot;&quot;; 1; [.C5]; &quot;,&quot;; [.E5]; [.F5]; [.G5]; [.H5]; [.I5]; [.J5]; [.K5])" office:value-type="string" office:string-value="" calcext:value-type="error">
            <text:p>#NAME?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Processo de divisao (resto)</text:p>
          </table:table-cell>
          <table:covered-table-cell/>
          <table:table-cell table:style-name="ce7"/>
          <table:table-cell table:style-name="ce8" table:formula="of:=IF((2*([.B5]-BIN2DEC([.C5])))&gt;=1; 2*([.B5]-BIN2DEC([.C5]))-1; 2*([.B5]-BIN2DEC([.C5])))" office:value-type="float" office:value="0.75" calcext:value-type="float">
            <text:p>0.75</text:p>
          </table:table-cell>
          <table:table-cell table:style-name="ce8" table:formula="of:=IF(2*[.E6]&gt;=1; 2*[.E6]-1; 2*[.E6])" office:value-type="float" office:value="0.5" calcext:value-type="float">
            <text:p>0.5</text:p>
          </table:table-cell>
          <table:table-cell table:style-name="ce8" table:formula="of:=IF(2*[.F6]&gt;=1; 2*[.F6]-1; 2*[.F6])" office:value-type="float" office:value="0" calcext:value-type="float">
            <text:p>0</text:p>
          </table:table-cell>
          <table:table-cell table:style-name="ce8" table:formula="of:=IF(2*[.G6]&gt;=1; 2*[.G6]-1; 2*[.G6])" office:value-type="float" office:value="0" calcext:value-type="float">
            <text:p>0</text:p>
          </table:table-cell>
          <table:table-cell table:style-name="ce8" table:formula="of:=IF(2*[.H6]&gt;=1; 2*[.H6]-1; 2*[.H6])" office:value-type="float" office:value="0" calcext:value-type="float">
            <text:p>0</text:p>
          </table:table-cell>
          <table:table-cell table:style-name="ce8" table:formula="of:=IF(2*[.I6]&gt;=1; 2*[.I6]-1; 2*[.I6])" office:value-type="float" office:value="0" calcext:value-type="float">
            <text:p>0</text:p>
          </table:table-cell>
          <table:table-cell table:style-name="ce8" table:formula="of:=IF(2*[.J6]&gt;=1; 2*[.J6]-1; 2*[.J6])" office:value-type="float" office:value="0" calcext:value-type="float">
            <text:p>0</text:p>
          </table:table-cell>
          <table:table-cell table:style-name="ce10" table:number-columns-repeated="5"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style-name="ce3" office:value-type="float" office:value="2.625" calcext:value-type="float">
            <text:p>2.625</text:p>
          </table:table-cell>
          <table:table-cell table:style-name="ce3" table:formula="of:=DEC2BIN([.B7])" office:value-type="string" office:string-value="10" calcext:value-type="string">
            <text:p>10</text:p>
          </table:table-cell>
          <table:table-cell table:style-name="ce7"/>
          <table:table-cell table:style-name="ce3" table:formula="of:=IF(2*([.B7]-BIN2DEC([.C7]))&gt;=1; 1; 0)" office:value-type="float" office:value="1" calcext:value-type="float">
            <text:p>1</text:p>
          </table:table-cell>
          <table:table-cell table:style-name="ce3" table:formula="of:=IF(2*[.E8]&gt;=1; 1; 0)" office:value-type="float" office:value="0" calcext:value-type="float">
            <text:p>0</text:p>
          </table:table-cell>
          <table:table-cell table:style-name="ce3" table:formula="of:=IF(2*[.F8]&gt;=1; 1; 0)" office:value-type="float" office:value="1" calcext:value-type="float">
            <text:p>1</text:p>
          </table:table-cell>
          <table:table-cell table:style-name="ce3" table:formula="of:=IF(2*[.G8]&gt;=1; 1; 0)" office:value-type="float" office:value="0" calcext:value-type="float">
            <text:p>0</text:p>
          </table:table-cell>
          <table:table-cell table:style-name="ce3" table:formula="of:=IF(2*[.H8]&gt;=1; 1; 0)" office:value-type="float" office:value="0" calcext:value-type="float">
            <text:p>0</text:p>
          </table:table-cell>
          <table:table-cell table:style-name="ce3" table:formula="of:=IF(2*[.I8]&gt;=1; 1; 0)" office:value-type="float" office:value="0" calcext:value-type="float">
            <text:p>0</text:p>
          </table:table-cell>
          <table:table-cell table:style-name="ce3" table:formula="of:=IF(2*[.J8]&gt;=1; 1; 0)" office:value-type="float" office:value="0" calcext:value-type="float">
            <text:p>0</text:p>
          </table:table-cell>
          <table:table-cell table:style-name="ce10"/>
          <table:table-cell table:style-name="ce11" table:formula="of:=textjoin(&quot; &quot;; 1; IF([.C7]&gt;=1; BIN2HEX([.C7]); &quot;0&quot;); IF([.E7]=1; &quot; + 1/2-¹&quot;; &quot;&quot;); IF([.F7]=1; &quot; + 1/2-²&quot;; &quot;&quot;); IF([.G7]=1; &quot; + 1/2-³&quot;; &quot;&quot;); IF([.H7]=1; &quot;+ 1/2-⁴&quot;; &quot;&quot;); IF([.I7]=1; &quot;+ 1/2-⁵&quot;; &quot;&quot;); IF([.J7]=1; &quot;+ 1/2-⁶&quot;; &quot;&quot;); IF([.K7]=1; &quot;+ 1/2-⁷&quot;; &quot;&quot;); &quot; = &quot;)" office:value-type="string" office:string-value="" calcext:value-type="error">
            <text:p>#NAME?</text:p>
          </table:table-cell>
          <table:table-cell table:style-name="ce13" table:formula="of:=BIN2DEC([.C7]) + (pow(2;-1)*[.E7]) + (pow(2;-2)*[.F7]) + (pow(2;-3)*[.G7]) + (pow(2;-4)*[.H7]) + (pow(2;-5)*[.I7]) + (pow(2;-6)*[.J7]) + (pow(2;-7)*[.K7])" office:value-type="float" office:value="2.625" calcext:value-type="float">
            <text:p>2.625</text:p>
          </table:table-cell>
          <table:table-cell table:style-name="ce10"/>
          <table:table-cell table:style-name="ce3" table:formula="of:=textjoin(&quot;&quot;; 1; [.C7]; &quot;,&quot;; [.E7]; [.F7]; [.G7]; [.H7]; [.I7]; [.J7]; [.K7])" office:value-type="string" office:string-value="" calcext:value-type="error">
            <text:p>#NAME?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Processo de divisao (resto)</text:p>
          </table:table-cell>
          <table:covered-table-cell/>
          <table:table-cell table:style-name="ce7"/>
          <table:table-cell table:style-name="ce8" table:formula="of:=IF((2*([.B7]-BIN2DEC([.C7])))&gt;=1; 2*([.B7]-BIN2DEC([.C7]))-1; 2*([.B7]-BIN2DEC([.C7])))" office:value-type="float" office:value="0.25" calcext:value-type="float">
            <text:p>0.25</text:p>
          </table:table-cell>
          <table:table-cell table:style-name="ce8" table:formula="of:=IF(2*[.E8]&gt;=1; 2*[.E8]-1; 2*[.E8])" office:value-type="float" office:value="0.5" calcext:value-type="float">
            <text:p>0.5</text:p>
          </table:table-cell>
          <table:table-cell table:style-name="ce8" table:formula="of:=IF(2*[.F8]&gt;=1; 2*[.F8]-1; 2*[.F8])" office:value-type="float" office:value="0" calcext:value-type="float">
            <text:p>0</text:p>
          </table:table-cell>
          <table:table-cell table:style-name="ce8" table:formula="of:=IF(2*[.G8]&gt;=1; 2*[.G8]-1; 2*[.G8])" office:value-type="float" office:value="0" calcext:value-type="float">
            <text:p>0</text:p>
          </table:table-cell>
          <table:table-cell table:style-name="ce8" table:formula="of:=IF(2*[.H8]&gt;=1; 2*[.H8]-1; 2*[.H8])" office:value-type="float" office:value="0" calcext:value-type="float">
            <text:p>0</text:p>
          </table:table-cell>
          <table:table-cell table:style-name="ce8" table:formula="of:=IF(2*[.I8]&gt;=1; 2*[.I8]-1; 2*[.I8])" office:value-type="float" office:value="0" calcext:value-type="float">
            <text:p>0</text:p>
          </table:table-cell>
          <table:table-cell table:style-name="ce8" table:formula="of:=IF(2*[.J8]&gt;=1; 2*[.J8]-1; 2*[.J8])" office:value-type="float" office:value="0" calcext:value-type="float">
            <text:p>0</text:p>
          </table:table-cell>
          <table:table-cell table:style-name="ce10" table:number-columns-repeated="5"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style-name="ce3" office:value-type="float" office:value="6.875" calcext:value-type="float">
            <text:p>6.875</text:p>
          </table:table-cell>
          <table:table-cell table:style-name="ce3" table:formula="of:=DEC2BIN([.B9])" office:value-type="string" office:string-value="110" calcext:value-type="string">
            <text:p>110</text:p>
          </table:table-cell>
          <table:table-cell table:style-name="ce7"/>
          <table:table-cell table:style-name="ce3" table:formula="of:=IF(2*([.B9]-BIN2DEC([.C9]))&gt;=1; 1; 0)" office:value-type="float" office:value="1" calcext:value-type="float">
            <text:p>1</text:p>
          </table:table-cell>
          <table:table-cell table:style-name="ce3" table:formula="of:=IF(2*[.E10]&gt;=1; 1; 0)" office:value-type="float" office:value="1" calcext:value-type="float">
            <text:p>1</text:p>
          </table:table-cell>
          <table:table-cell table:style-name="ce3" table:formula="of:=IF(2*[.F10]&gt;=1; 1; 0)" office:value-type="float" office:value="1" calcext:value-type="float">
            <text:p>1</text:p>
          </table:table-cell>
          <table:table-cell table:style-name="ce3" table:formula="of:=IF(2*[.G10]&gt;=1; 1; 0)" office:value-type="float" office:value="0" calcext:value-type="float">
            <text:p>0</text:p>
          </table:table-cell>
          <table:table-cell table:style-name="ce3" table:formula="of:=IF(2*[.H10]&gt;=1; 1; 0)" office:value-type="float" office:value="0" calcext:value-type="float">
            <text:p>0</text:p>
          </table:table-cell>
          <table:table-cell table:style-name="ce3" table:formula="of:=IF(2*[.I10]&gt;=1; 1; 0)" office:value-type="float" office:value="0" calcext:value-type="float">
            <text:p>0</text:p>
          </table:table-cell>
          <table:table-cell table:style-name="ce3" table:formula="of:=IF(2*[.J10]&gt;=1; 1; 0)" office:value-type="float" office:value="0" calcext:value-type="float">
            <text:p>0</text:p>
          </table:table-cell>
          <table:table-cell table:style-name="ce10"/>
          <table:table-cell table:style-name="ce11" table:formula="of:=textjoin(&quot; &quot;; 1; IF([.C9]&gt;=1; BIN2HEX([.C9]); &quot;0&quot;); IF([.E9]=1; &quot; + 1/2-¹&quot;; &quot;&quot;); IF([.F9]=1; &quot; + 1/2-²&quot;; &quot;&quot;); IF([.G9]=1; &quot; + 1/2-³&quot;; &quot;&quot;); IF([.H9]=1; &quot;+ 1/2-⁴&quot;; &quot;&quot;); IF([.I9]=1; &quot;+ 1/2-⁵&quot;; &quot;&quot;); IF([.J9]=1; &quot;+ 1/2-⁶&quot;; &quot;&quot;); IF([.K9]=1; &quot;+ 1/2-⁷&quot;; &quot;&quot;); &quot; = &quot;)" office:value-type="string" office:string-value="" calcext:value-type="error">
            <text:p>#NAME?</text:p>
          </table:table-cell>
          <table:table-cell table:style-name="ce13" table:formula="of:=BIN2DEC([.C9]) + (pow(2;-1)*[.E9]) + (pow(2;-2)*[.F9]) + (pow(2;-3)*[.G9]) + (pow(2;-4)*[.H9]) + (pow(2;-5)*[.I9]) + (pow(2;-6)*[.J9]) + (pow(2;-7)*[.K9])" office:value-type="float" office:value="6.875" calcext:value-type="float">
            <text:p>6.875</text:p>
          </table:table-cell>
          <table:table-cell table:style-name="ce10"/>
          <table:table-cell table:style-name="ce3" table:formula="of:=textjoin(&quot;&quot;; 1; [.C9]; &quot;,&quot;; [.E9]; [.F9]; [.G9]; [.H9]; [.I9]; [.J9]; [.K9])" office:value-type="string" office:string-value="" calcext:value-type="error">
            <text:p>#NAME?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Processo de divisao (resto)</text:p>
          </table:table-cell>
          <table:covered-table-cell/>
          <table:table-cell table:style-name="ce7"/>
          <table:table-cell table:style-name="ce8" table:formula="of:=IF((2*([.B9]-BIN2DEC([.C9])))&gt;=1; 2*([.B9]-BIN2DEC([.C9]))-1; 2*([.B9]-BIN2DEC([.C9])))" office:value-type="float" office:value="0.75" calcext:value-type="float">
            <text:p>0.75</text:p>
          </table:table-cell>
          <table:table-cell table:style-name="ce8" table:formula="of:=IF(2*[.E10]&gt;=1; 2*[.E10]-1; 2*[.E10])" office:value-type="float" office:value="0.5" calcext:value-type="float">
            <text:p>0.5</text:p>
          </table:table-cell>
          <table:table-cell table:style-name="ce8" table:formula="of:=IF(2*[.F10]&gt;=1; 2*[.F10]-1; 2*[.F10])" office:value-type="float" office:value="0" calcext:value-type="float">
            <text:p>0</text:p>
          </table:table-cell>
          <table:table-cell table:style-name="ce8" table:formula="of:=IF(2*[.G10]&gt;=1; 2*[.G10]-1; 2*[.G10])" office:value-type="float" office:value="0" calcext:value-type="float">
            <text:p>0</text:p>
          </table:table-cell>
          <table:table-cell table:style-name="ce8" table:formula="of:=IF(2*[.H10]&gt;=1; 2*[.H10]-1; 2*[.H10])" office:value-type="float" office:value="0" calcext:value-type="float">
            <text:p>0</text:p>
          </table:table-cell>
          <table:table-cell table:style-name="ce8" table:formula="of:=IF(2*[.I10]&gt;=1; 2*[.I10]-1; 2*[.I10])" office:value-type="float" office:value="0" calcext:value-type="float">
            <text:p>0</text:p>
          </table:table-cell>
          <table:table-cell table:style-name="ce8" table:formula="of:=IF(2*[.J10]&gt;=1; 2*[.J10]-1; 2*[.J10])" office:value-type="float" office:value="0" calcext:value-type="float">
            <text:p>0</text:p>
          </table:table-cell>
          <table:table-cell table:style-name="ce10" table:number-columns-repeated="5"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style-name="ce3" office:value-type="float" office:value="11.03125" calcext:value-type="float">
            <text:p>11.03125</text:p>
          </table:table-cell>
          <table:table-cell table:style-name="ce3" table:formula="of:=DEC2BIN([.B11])" office:value-type="string" office:string-value="1011" calcext:value-type="string">
            <text:p>1011</text:p>
          </table:table-cell>
          <table:table-cell table:style-name="ce7"/>
          <table:table-cell table:style-name="ce3" table:formula="of:=IF(2*([.B11]-BIN2DEC([.C11]))&gt;=1; 1; 0)" office:value-type="float" office:value="0" calcext:value-type="float">
            <text:p>0</text:p>
          </table:table-cell>
          <table:table-cell table:style-name="ce3" table:formula="of:=IF(2*[.E12]&gt;=1; 1; 0)" office:value-type="float" office:value="0" calcext:value-type="float">
            <text:p>0</text:p>
          </table:table-cell>
          <table:table-cell table:style-name="ce3" table:formula="of:=IF(2*[.F12]&gt;=1; 1; 0)" office:value-type="float" office:value="0" calcext:value-type="float">
            <text:p>0</text:p>
          </table:table-cell>
          <table:table-cell table:style-name="ce3" table:formula="of:=IF(2*[.G12]&gt;=1; 1; 0)" office:value-type="float" office:value="0" calcext:value-type="float">
            <text:p>0</text:p>
          </table:table-cell>
          <table:table-cell table:style-name="ce3" table:formula="of:=IF(2*[.H12]&gt;=1; 1; 0)" office:value-type="float" office:value="1" calcext:value-type="float">
            <text:p>1</text:p>
          </table:table-cell>
          <table:table-cell table:style-name="ce3" table:formula="of:=IF(2*[.I12]&gt;=1; 1; 0)" office:value-type="float" office:value="0" calcext:value-type="float">
            <text:p>0</text:p>
          </table:table-cell>
          <table:table-cell table:style-name="ce3" table:formula="of:=IF(2*[.J12]&gt;=1; 1; 0)" office:value-type="float" office:value="0" calcext:value-type="float">
            <text:p>0</text:p>
          </table:table-cell>
          <table:table-cell table:style-name="ce10"/>
          <table:table-cell table:style-name="ce11" table:formula="of:=textjoin(&quot; &quot;; 1; IF([.C11]&gt;=1; BIN2HEX([.C11]); &quot;0&quot;); IF([.E11]=1; &quot; + 1/2-¹&quot;; &quot;&quot;); IF([.F11]=1; &quot; + 1/2-²&quot;; &quot;&quot;); IF([.G11]=1; &quot; + 1/2-³&quot;; &quot;&quot;); IF([.H11]=1; &quot;+ 1/2-⁴&quot;; &quot;&quot;); IF([.I11]=1; &quot;+ 1/2-⁵&quot;; &quot;&quot;); IF([.J11]=1; &quot;+ 1/2-⁶&quot;; &quot;&quot;); IF([.K11]=1; &quot;+ 1/2-⁷&quot;; &quot;&quot;); &quot; = &quot;)" office:value-type="string" office:string-value="" calcext:value-type="error">
            <text:p>#NAME?</text:p>
          </table:table-cell>
          <table:table-cell table:style-name="ce13" table:formula="of:=BIN2DEC([.C11]) + (pow(2;-1)*[.E11]) + (pow(2;-2)*[.F11]) + (pow(2;-3)*[.G11]) + (pow(2;-4)*[.H11]) + (pow(2;-5)*[.I11]) + (pow(2;-6)*[.J11]) + (pow(2;-7)*[.K11])" office:value-type="float" office:value="11.03125" calcext:value-type="float">
            <text:p>11.03125</text:p>
          </table:table-cell>
          <table:table-cell table:style-name="ce10"/>
          <table:table-cell table:style-name="ce3" table:formula="of:=textjoin(&quot;&quot;; 1; [.C11]; &quot;,&quot;; [.E11]; [.F11]; [.G11]; [.H11]; [.I11]; [.J11]; [.K11])" office:value-type="string" office:string-value="" calcext:value-type="error">
            <text:p>#NAME?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Processo de divisao (resto)</text:p>
          </table:table-cell>
          <table:covered-table-cell/>
          <table:table-cell table:style-name="ce7"/>
          <table:table-cell table:style-name="ce8" table:formula="of:=IF((2*([.B11]-BIN2DEC([.C11])))&gt;=1; 2*([.B11]-BIN2DEC([.C11]))-1; 2*([.B11]-BIN2DEC([.C11])))" office:value-type="float" office:value="0.0625" calcext:value-type="float">
            <text:p>0.0625</text:p>
          </table:table-cell>
          <table:table-cell table:style-name="ce8" table:formula="of:=IF(2*[.E12]&gt;=1; 2*[.E12]-1; 2*[.E12])" office:value-type="float" office:value="0.125" calcext:value-type="float">
            <text:p>0.125</text:p>
          </table:table-cell>
          <table:table-cell table:style-name="ce8" table:formula="of:=IF(2*[.F12]&gt;=1; 2*[.F12]-1; 2*[.F12])" office:value-type="float" office:value="0.25" calcext:value-type="float">
            <text:p>0.25</text:p>
          </table:table-cell>
          <table:table-cell table:style-name="ce8" table:formula="of:=IF(2*[.G12]&gt;=1; 2*[.G12]-1; 2*[.G12])" office:value-type="float" office:value="0.5" calcext:value-type="float">
            <text:p>0.5</text:p>
          </table:table-cell>
          <table:table-cell table:style-name="ce8" table:formula="of:=IF(2*[.H12]&gt;=1; 2*[.H12]-1; 2*[.H12])" office:value-type="float" office:value="0" calcext:value-type="float">
            <text:p>0</text:p>
          </table:table-cell>
          <table:table-cell table:style-name="ce8" table:formula="of:=IF(2*[.I12]&gt;=1; 2*[.I12]-1; 2*[.I12])" office:value-type="float" office:value="0" calcext:value-type="float">
            <text:p>0</text:p>
          </table:table-cell>
          <table:table-cell table:style-name="ce8" table:formula="of:=IF(2*[.J12]&gt;=1; 2*[.J12]-1; 2*[.J12])" office:value-type="float" office:value="0" calcext:value-type="float">
            <text:p>0</text:p>
          </table:table-cell>
          <table:table-cell table:style-name="ce10" table:number-columns-repeated="5"/>
          <table:table-cell table:style-name="ce1"/>
          <table:table-cell table:number-columns-repeated="1007"/>
        </table:table-row>
        <table:table-row table:style-name="ro2">
          <table:table-cell table:style-name="ce1" table:number-columns-repeated="17"/>
          <table:table-cell table:number-columns-repeated="1007"/>
        </table:table-row>
        <table:table-row table:style-name="ro1">
          <table:table-cell table:style-name="ce1"/>
          <table:table-cell table:style-name="ce5" office:value-type="string" calcext:value-type="string" table:number-columns-spanned="10" table:number-rows-spanned="1">
            <text:p>LUÍS AUGUSTO LIMA DE OLIVEIRA - 805413</text:p>
          </table:table-cell>
          <table:covered-table-cell table:number-columns-repeated="9"/>
          <table:table-cell table:style-name="ce1" table:number-columns-repeated="6"/>
          <table:table-cell table:number-columns-repeated="1007"/>
        </table:table-row>
        <table:table-row table:style-name="ro3">
          <table:table-cell table:style-name="ce1" table:number-columns-repeated="17"/>
          <table:table-cell table:number-columns-repeated="1007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2" meta:object-count="0"/>
    <meta:generator>LibreOfficeDev/6.0.5.2$Linux_X86_64 LibreOffice_project/</meta:generator>
  </office:meta>
</office:document-meta>
</file>